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C000002608D58E380924B04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2" style:family="graphic" style:parent-style-name="standard">
      <style:graphic-properties draw:stroke="none" draw:fill="none" fo:min-height="4.589cm"/>
    </style:style>
    <style:style style:name="gr3" style:family="graphic" style:parent-style-name="standard">
      <style:graphic-properties draw:stroke="none" draw:fill="none" fo:min-height="3.1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2.49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734cm" svg:height="0.962cm" svg:x="8.89cm" svg:y="0.254cm">
          <draw:text-box>
            <text:p>LDA</text:p>
          </draw:text-box>
        </draw:frame>
        <draw:frame draw:style-name="gr2" draw:text-style-name="P3" draw:layer="layout" svg:width="11.176cm" svg:height="4.839cm" svg:x="0cm" svg:y="1.016cm">
          <draw:text-box>
            <text:p text:style-name="P2"><text:span text:style-name="T1">数据降维之</text:span><text:span text:style-name="T1">LDA&amp;PCA</text:span></text:p>
            <text:p text:style-name="P2"><text:span text:style-name="T1">https://blog.csdn.net/hohaizx/article/details/78165786 </text:span></text:p>
            <text:p text:style-name="P2"><text:span text:style-name="T1"/></text:p>
            <text:p text:style-name="P2"><text:span text:style-name="T1">https://www.cnblogs.com/eilearn/p/9037309.html</text:span></text:p>
            <text:p text:style-name="P2"><text:span text:style-name="T1"><text:a xlink:href="https://www.jianshu.com/p/e2306d5d632a" xlink:type="simple">https://www.jianshu.com/p/e2306d5d632a</text:a></text:span></text:p>
            <text:p text:style-name="P2"><text:span text:style-name="T1"><text:a xlink:href="https://blog.csdn.net/z962013489/article/details/79871789" xlink:type="simple">https://blog.csdn.net/z962013489/article/details/79871789</text:a></text:span></text:p>
            <text:p text:style-name="P2"><text:span text:style-name="T1"/></text:p>
            <text:p text:style-name="P2"><text:span text:style-name="T1"><text:a xlink:href="https://blog.csdn.net/Oxalis_Triangularis/article/details/47420521" xlink:type="simple">https://blog.csdn.net/Oxalis_Triangularis/article/details/47420521</text:a></text:span></text:p>
            <text:p text:style-name="P2"><text:span text:style-name="T1"><text:a xlink:href="https://blog.csdn.net/u012679707/article/details/80551628" xlink:type="simple">https://blog.csdn.net/u012679707/article/details/80551628</text:a></text:span></text:p>
            <text:p text:style-name="P2"><text:span text:style-name="T1">协方差矩阵和散布矩阵（散度矩阵）的意义</text:span></text:p>
            <text:p text:style-name="P2"><text:span text:style-name="T1">https://blog.csdn.net/guyuealian/article/details/68922981</text:span></text:p>
          </draw:text-box>
        </draw:frame>
        <draw:frame draw:style-name="gr3" draw:text-style-name="P5" draw:layer="layout" svg:width="16.002cm" svg:height="3.416cm" svg:x="10.922cm" svg:y="1.41cm">
          <draw:text-box>
            <text:p text:style-name="P4"><text:span text:style-name="T2">性判别分析属于有监督学习算法。</text:span><text:span text:style-name="T2">LDA</text:span><text:span text:style-name="T2">的思想非常朴素：将带上标签数据</text:span><text:span text:style-name="T2">(</text:span><text:span text:style-name="T2">点</text:span><text:span text:style-name="T2">)</text:span><text:span text:style-name="T2">，通过投影</text:span><text:span text:style-name="T2">(</text:span><text:span text:style-name="T2">变换</text:span><text:span text:style-name="T2">)</text:span><text:span text:style-name="T2">的方法，投影更低维的空间。在这个低维空间中，同类样本尽可能接近，异类样本尽</text:span><text:span text:style-name="T2">可能远离。欲使同类样本的投影点尽可能接近，可以让同类样本的投影点的协方差尽可能小；而欲使异类样本的投影点尽可能远离，可以让异类样本的类中心之间的距离尽可能大。</text:span></text:p>
          </draw:text-box>
        </draw:frame>
        <draw:frame draw:style-name="gr4" draw:text-style-name="P6" draw:layer="layout" svg:width="12.353cm" svg:height="8.128cm" svg:x="11.777cm" svg:y="5.08cm">
          <draw:image xlink:href="Pictures/100002010000039C000002608D58E380924B042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.806cm" svg:height="0.962cm" svg:x="8.89cm" svg:y="0.254cm">
          <draw:text-box>
            <text:p>PCA</text:p>
          </draw:text-box>
        </draw:frame>
        <draw:frame draw:style-name="gr6" draw:text-style-name="P3" draw:layer="layout" svg:width="13.716cm" svg:height="2.741cm" svg:x="0.254cm" svg:y="1.323cm">
          <draw:text-box>
            <text:p text:style-name="P2"><text:span text:style-name="T1">https://blog.csdn.net/huizxhhui1994/article/details/7912597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08:40:05.362768745</meta:creation-date>
    <dc:date>2019-04-05T20:46:27.899923153</dc:date>
    <meta:editing-duration>PT4H42M38S</meta:editing-duration>
    <meta:editing-cycles>3</meta:editing-cycles>
    <meta:generator>LibreOffice/6.0.7.3$Linux_X86_64 LibreOffice_project/00m0$Build-3</meta:generator>
    <meta:document-statistic meta:object-count="43"/>
  </office:meta>
</office:document-meta>
</file>